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officeooo:rsid="00379cc6"/>
    </style:style>
    <style:style style:name="T2" style:family="text">
      <style:text-properties officeooo:rsid="003a1d9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ne of the key concepts that is used in writing this project's application was that of concurrency. Concurrency in a JavaFX application is very important as it allows for the UI of to be responsive to user interactions despite the fact that the application might also be executing other tasks in the background. In other to achieve this requirement, it is necessary to employ multi-threading so that the main application thread can focus on responding to user interactions and other time-consuming tasks can be delegated to background threads. The UI in a JavaFX application is represented by the Scene Graph, which has been discussed earlier. The Scene Graph is not thread-safe and it should only be accessed and updated via the main running application thread, which is called the JavaFX Application thread. Implementing long running tasks on the JavaFX Application thread will invariably make the UI of the application unresponsive. The best practice is to avoid this problem by letting the JavaFX Application thread focus on just processing user events. </text:p>
      <text:p text:style-name="Standard"/>
      <text:p text:style-name="Standard">One might consider implementing the Runnable interface and creating their own thread objects from scratch to employ in the multi-threaded environment required for building JavaFX applications. However, such an approach is not recommended; it can lead to unnecessary complexity and hard to debug problems such as deadlock, which is when competing threads are stuck waiting forever, and race conditions where critical data can be modified relatively simultaneously by two competing threads. Instead, it is much better to use the javafx.concurrent package and the classes contained within it to achieve the multi-threading required for a responsive application. The APIs provided by this package encode the best concurrent design implementations which allow for easy interaction with the UI and also ensure that such interactions happen on the appropriate thread of the program. </text:p>
      <text:p text:style-name="Standard"/>
      <text:p text:style-name="Standard">To somebody who is familiar with Java technologies, he/she will know that Java already provides a complete set of concurrency related libraries in the java.util.concurrent package. However, these APIs are designed for traditional Java Abstract Data Types (ADTs) such as Lists, Maps etc. JavaFX applications usually are dealing with observable ADTs such as ObservableList and ObservableMap. The main difference between the observable ADTs and the traditional ADTs is that the observable ADTs allow for automatic synchronization between themselves and the view components of the UI. In web development lingo this is sometimes referred to as "two-way" data binding. It means means that if the data in the view changes changes, this change is automatically propagated to the underlying data structure without requiring any work on the programmer's part. Likewise if the observable model is updated with new data the view components will be updated to reflect that change as well. Because of this convenience observable ADTs are very much suited for use in building JavaFX applications. The javafx.concurrent package uses the existing APIs found in java.util.concurrent package and repurposes them to also take into account the observable ADTs. It also considers other constraints faced by GUI application developers such as the JavaFX Application thread and its primary role in handling UI interaction. </text:p>
      <text:p text:style-name="Standard"/>
      <text:p text:style-name="Standard">Broadly speaking, the javafx.concurrent package consists of a Worker interface, which provides the APIs for communication between the background worker to the UI thread, and two classes called Task and Service, both of which implement the Worker Interface. Task is a fully observable implementation of the corresponding java.util.concurrent.<text:span text:style-name="T2">F</text:span>utureTask class. Therefore, this task class is very much suited for implementing asynchronous tasks in JavaFX that can handle user interaction and respond to events executed on the UI. This ability to handle user events is further displayed by the fact that the task class implements the EventTarget interface. </text:p>
      <text:p text:style-name="Standard"/>
      <text:p text:style-name="Standard">Creating a custom task requires extending the Task class and implementing the call() method. The call() method is should contain code that only changes states which are safe to be modified from the background thread. Therefore the call() method cannot change the active scene graph nodes displayed <text:soft-page-break/>on the screen as that may cause runtime exceptions. Nevertheless, since Task is designed to be used in GUI applications, it does have the ability to update observable data properties, change notifications for errors and cancellation of tasks, and respond to event being fired.</text:p>
      <text:p text:style-name="Standard"/>
      <text:p text:style-name="Standard">It is important to note that the Task class, since it implements the java.utils.concurrent.FutureTask class, fits into the traditional Java concurrency model also. The FutureTask class implements the Runnable interface, one of the key requirements for being able to be executed as a thread. Therefore, the Tasks can also can be used within the Java concurrency Executor API and also can be passed to a thread as a parame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0T19:49:53.302000000</meta:creation-date>
    <dc:date>2017-08-22T17:14:04.353000000</dc:date>
    <meta:editing-duration>PT7H42M27S</meta:editing-duration>
    <meta:editing-cycles>37</meta:editing-cycles>
    <meta:generator>LibreOffice/5.4.0.3$Windows_x86 LibreOffice_project/7556cbc6811c9d992f4064ab9287069087d7f62c</meta:generator>
    <meta:document-statistic meta:table-count="0" meta:image-count="0" meta:object-count="0" meta:page-count="2" meta:paragraph-count="6" meta:word-count="768" meta:character-count="4984" meta:non-whitespace-character-count="4218"/>
  </office:meta>
</office:document-meta>
</file>